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FashionMNIST" table:style-name="ta1">
        <table:shapes>
          <draw:frame draw:z-index="0" draw:style-name="gr1" draw:text-style-name="P1" svg:width="159.99mm" svg:height="89.99mm" svg:x="215.72mm" svg:y="65.81mm">
            <draw:object draw:notify-on-update-of-ranges="'DenseNet-40-12-FashionMNIST'.A1:'DenseNet-40-12-FashionMNIST'.A1 'DenseNet-40-12-FashionMNIST'.A2:'DenseNet-40-12-FashionMNIST'.A41 'DenseNet-40-12-FashionMNIST'.B2:'DenseNet-40-12-FashionMNIST'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0699995756149" calcext:value-type="float">
            <text:p>0.79069999575614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2199995517731" calcext:value-type="float">
            <text:p>0.7921999955177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5799998641014" calcext:value-type="float">
            <text:p>0.80579999864101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86800002455711" calcext:value-type="float">
            <text:p>0.8868000024557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90000295639" calcext:value-type="float">
            <text:p>0.856900002956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8299998641014" calcext:value-type="float">
            <text:p>0.83829999864101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8500000834465" calcext:value-type="float">
            <text:p>0.89850000083446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4899998903275" calcext:value-type="float">
            <text:p>0.87489999890327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679999768734" calcext:value-type="float">
            <text:p>0.886799997687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0599999427795" calcext:value-type="float">
            <text:p>0.87059999942779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02300000190735" calcext:value-type="float">
            <text:p>0.90230000019073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0990000128746" calcext:value-type="float">
            <text:p>0.9099000012874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4200000166893" calcext:value-type="float">
            <text:p>0.87420000016689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720000565052" calcext:value-type="float">
            <text:p>0.9072000056505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98599999547005" calcext:value-type="float">
            <text:p>0.89859999954700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4399998188019" calcext:value-type="float">
            <text:p>0.904399998188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6100000739098" calcext:value-type="float">
            <text:p>0.88610000073909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8500003218651" calcext:value-type="float">
            <text:p>0.90850000321865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4200000166893" calcext:value-type="float">
            <text:p>0.91420000016689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990000128746" calcext:value-type="float">
            <text:p>0.9299000012874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4700000286102" calcext:value-type="float">
            <text:p>0.92470000028610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0400002002716" calcext:value-type="float">
            <text:p>0.9304000020027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1300001740456" calcext:value-type="float">
            <text:p>0.92130000174045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3900000452995" calcext:value-type="float">
            <text:p>0.93390000045299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999998807907" calcext:value-type="float">
            <text:p>0.9349999988079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8400003910065" calcext:value-type="float">
            <text:p>0.91840000391006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33100004196167" calcext:value-type="float">
            <text:p>0.9331000041961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0500001311302" calcext:value-type="float">
            <text:p>0.93050000131130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3400000929832" calcext:value-type="float">
            <text:p>0.9234000009298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450000166893" calcext:value-type="float">
            <text:p>0.9245000016689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7900003790855" calcext:value-type="float">
            <text:p>0.92790000379085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35900001525879" calcext:value-type="float">
            <text:p>0.93590000152587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33700001239777" calcext:value-type="float">
            <text:p>0.93370000123977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366000020504" calcext:value-type="float">
            <text:p>0.936600002050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9300000667572" calcext:value-type="float">
            <text:p>0.93930000066757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6700001955032" calcext:value-type="float">
            <text:p>0.93670000195503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6600001454353" calcext:value-type="float">
            <text:p>0.93660000145435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38900001645088" calcext:value-type="float">
            <text:p>0.93890000164508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6799998879433" calcext:value-type="float">
            <text:p>0.93679999887943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36200003027916" calcext:value-type="float">
            <text:p>0.9362000030279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22:25.916284625</dc:date>
    <meta:editing-duration>PT2M4S</meta:editing-duration>
    <meta:editing-cycles>1</meta:editing-cycles>
    <meta:document-statistic meta:table-count="1" meta:cell-count="82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48cm" svg:y="0.316cm" chart:style-name="ch2">
          <text:p>FashionMNIST</text:p>
        </chart:title>
        <chart:plot-area chart:style-name="ch3" table:cell-range-address="'DenseNet-40-12-FashionMNIST'.A1:'DenseNet-40-12-FashionMNIST'.A41 'DenseNet-40-12-FashionMNIST'.B2:'DenseNet-40-12-FashionMNIST'.B41" chart:data-source-has-labels="row" svg:x="1.331cm" svg:y="1.275cm" svg:width="14.349cm" svg:height="6.564cm">
          <chartooo:coordinate-region svg:x="2.243cm" svg:y="1.474cm" svg:width="13.437cm" svg:height="5.718cm"/>
          <chart:axis chart:dimension="x" chart:name="primary-x" chart:style-name="ch4">
            <chart:title svg:x="7.985cm" svg:y="8.019cm" chart:style-name="ch5">
              <text:p>Epoch</text:p>
            </chart:title>
          </chart:axis>
          <chart:axis chart:dimension="y" chart:name="primary-y" chart:style-name="ch6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FashionMNIST'.B2:'DenseNet-40-12-FashionMNIST'.B41" chart:class="chart:scatter">
            <chart:domain table:cell-range-address="'DenseNet-40-12-FashionMNIST'.A2:'DenseNet-40-12-FashionMNIST'.A41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FashionMNIST'.A2:'DenseNet-40-12-FashionMNIST'.A41</svg:desc>
                </draw:g>
              </table:table-cell>
              <table:table-cell office:value-type="float" office:value="0.790699995756149">
                <text:p>0.790699995756149</text:p>
                <draw:g>
                  <svg:desc>'DenseNet-40-12-FashionMNIST'.B2:'DenseNet-40-12-FashionMNIST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2199995517731">
                <text:p>0.792199995517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5799998641014">
                <text:p>0.805799998641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6800002455711">
                <text:p>0.886800002455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690000295639">
                <text:p>0.85690000295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8299998641014">
                <text:p>0.83829999864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500000834465">
                <text:p>0.898500000834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74899998903275">
                <text:p>0.874899998903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679999768734">
                <text:p>0.88679999768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0599999427795">
                <text:p>0.8705999994277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2300000190735">
                <text:p>0.902300000190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990000128746">
                <text:p>0.90990000128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4200000166893">
                <text:p>0.874200000166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720000565052">
                <text:p>0.9072000056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8599999547005">
                <text:p>0.898599999547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4399998188019">
                <text:p>0.904399998188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6100000739098">
                <text:p>0.886100000739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8500003218651">
                <text:p>0.908500003218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14200000166893">
                <text:p>0.914200000166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2990000128746">
                <text:p>0.92990000128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24700000286102">
                <text:p>0.924700000286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30400002002716">
                <text:p>0.930400002002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21300001740456">
                <text:p>0.921300001740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33900000452995">
                <text:p>0.933900000452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34999998807907">
                <text:p>0.9349999988079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18400003910065">
                <text:p>0.918400003910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33100004196167">
                <text:p>0.933100004196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30500001311302">
                <text:p>0.930500001311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23400000929832">
                <text:p>0.923400000929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2450000166893">
                <text:p>0.92450000166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27900003790855">
                <text:p>0.927900003790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35900001525879">
                <text:p>0.935900001525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33700001239777">
                <text:p>0.933700001239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366000020504">
                <text:p>0.9366000020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39300000667572">
                <text:p>0.939300000667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6700001955032">
                <text:p>0.936700001955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6600001454353">
                <text:p>0.936600001454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38900001645088">
                <text:p>0.938900001645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36799998879433">
                <text:p>0.936799998879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6200003027916">
                <text:p>0.936200003027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